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5.17pt" svg:height="378.11pt" svg:x="322.98pt" svg:y="2.95pt">
            <draw:object draw:notify-on-update-of-ranges="Sheet1.D1:Sheet1.D1 Sheet1.D2:Sheet1.D52 Sheet1.E1:Sheet1.E1 Sheet1.E2:Sheet1.E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([.A2]-[.B2])*5/1023" office:value-type="float" office:value="0" calcext:value-type="float">
            <text:p>0</text:p>
          </table:table-cell>
          <table:table-cell table:formula="of:=[.B2]*5/1023" office:value-type="float" office:value="0" calcext:value-type="float">
            <text:p>0</text:p>
          </table:table-cell>
          <table:table-cell table:formula="of:=[.C2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A3]-[.B3])*5/1023" office:value-type="float" office:value="0.00488758553274682" calcext:value-type="float">
            <text:p>0.004887585532747</text:p>
          </table:table-cell>
          <table:table-cell table:formula="of:=[.B3]*5/1023" office:value-type="float" office:value="0.0146627565982405" calcext:value-type="float">
            <text:p>0.014662756598241</text:p>
          </table:table-cell>
          <table:table-cell table:formula="of:=[.C3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A4]-[.B4])*5/1023" office:value-type="float" office:value="0.00488758553274682" calcext:value-type="float">
            <text:p>0.004887585532747</text:p>
          </table:table-cell>
          <table:table-cell table:formula="of:=[.B4]*5/1023" office:value-type="float" office:value="0.0586510263929619" calcext:value-type="float">
            <text:p>0.058651026392962</text:p>
          </table:table-cell>
          <table:table-cell table:formula="of:=[.C4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([.A5]-[.B5])*5/1023" office:value-type="float" office:value="0" calcext:value-type="float">
            <text:p>0</text:p>
          </table:table-cell>
          <table:table-cell table:formula="of:=[.B5]*5/1023" office:value-type="float" office:value="0.102639296187683" calcext:value-type="float">
            <text:p>0.102639296187683</text:p>
          </table:table-cell>
          <table:table-cell table:formula="of:=[.C5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formula="of:=([.A6]-[.B6])*5/1023" office:value-type="float" office:value="0" calcext:value-type="float">
            <text:p>0</text:p>
          </table:table-cell>
          <table:table-cell table:formula="of:=[.B6]*5/1023" office:value-type="float" office:value="0.146627565982405" calcext:value-type="float">
            <text:p>0.146627565982405</text:p>
          </table:table-cell>
          <table:table-cell table:formula="of:=[.C6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formula="of:=([.A7]-[.B7])*5/1023" office:value-type="float" office:value="0" calcext:value-type="float">
            <text:p>0</text:p>
          </table:table-cell>
          <table:table-cell table:formula="of:=[.B7]*5/1023" office:value-type="float" office:value="0.190615835777126" calcext:value-type="float">
            <text:p>0.190615835777126</text:p>
          </table:table-cell>
          <table:table-cell table:formula="of:=[.C7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([.A8]-[.B8])*5/1023" office:value-type="float" office:value="0" calcext:value-type="float">
            <text:p>0</text:p>
          </table:table-cell>
          <table:table-cell table:formula="of:=[.B8]*5/1023" office:value-type="float" office:value="0.234604105571848" calcext:value-type="float">
            <text:p>0.234604105571848</text:p>
          </table:table-cell>
          <table:table-cell table:formula="of:=[.C8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formula="of:=([.A9]-[.B9])*5/1023" office:value-type="float" office:value="0.00977517106549365" calcext:value-type="float">
            <text:p>0.009775171065494</text:p>
          </table:table-cell>
          <table:table-cell table:formula="of:=[.B9]*5/1023" office:value-type="float" office:value="0.268817204301075" calcext:value-type="float">
            <text:p>0.268817204301075</text:p>
          </table:table-cell>
          <table:table-cell table:formula="of:=[.C9]/220" office:value-type="float" office:value="0.0000444325957522438" calcext:value-type="float">
            <text:p>4.44325957522438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([.A10]-[.B10])*5/1023" office:value-type="float" office:value="0.00488758553274682" calcext:value-type="float">
            <text:p>0.004887585532747</text:p>
          </table:table-cell>
          <table:table-cell table:formula="of:=[.B10]*5/1023" office:value-type="float" office:value="0.303030303030303" calcext:value-type="float">
            <text:p>0.303030303030303</text:p>
          </table:table-cell>
          <table:table-cell table:formula="of:=[.C10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formula="of:=([.A11]-[.B11])*5/1023" office:value-type="float" office:value="0.00977517106549365" calcext:value-type="float">
            <text:p>0.009775171065494</text:p>
          </table:table-cell>
          <table:table-cell table:formula="of:=[.B11]*5/1023" office:value-type="float" office:value="0.342130987292278" calcext:value-type="float">
            <text:p>0.342130987292278</text:p>
          </table:table-cell>
          <table:table-cell table:formula="of:=[.C11]/220" office:value-type="float" office:value="0.0000444325957522438" calcext:value-type="float">
            <text:p>4.44325957522438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formula="of:=([.A12]-[.B12])*5/1023" office:value-type="float" office:value="0.00977517106549365" calcext:value-type="float">
            <text:p>0.009775171065494</text:p>
          </table:table-cell>
          <table:table-cell table:formula="of:=[.B12]*5/1023" office:value-type="float" office:value="0.376344086021505" calcext:value-type="float">
            <text:p>0.376344086021505</text:p>
          </table:table-cell>
          <table:table-cell table:formula="of:=[.C12]/220" office:value-type="float" office:value="0.0000444325957522438" calcext:value-type="float">
            <text:p>4.44325957522438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([.A13]-[.B13])*5/1023" office:value-type="float" office:value="0.00488758553274682" calcext:value-type="float">
            <text:p>0.004887585532747</text:p>
          </table:table-cell>
          <table:table-cell table:formula="of:=[.B13]*5/1023" office:value-type="float" office:value="0.410557184750733" calcext:value-type="float">
            <text:p>0.410557184750733</text:p>
          </table:table-cell>
          <table:table-cell table:formula="of:=[.C13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formula="of:=([.A14]-[.B14])*5/1023" office:value-type="float" office:value="0" calcext:value-type="float">
            <text:p>0</text:p>
          </table:table-cell>
          <table:table-cell table:formula="of:=[.B14]*5/1023" office:value-type="float" office:value="0.449657869012708" calcext:value-type="float">
            <text:p>0.449657869012708</text:p>
          </table:table-cell>
          <table:table-cell table:formula="of:=[.C14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formula="of:=([.A15]-[.B15])*5/1023" office:value-type="float" office:value="0.00488758553274682" calcext:value-type="float">
            <text:p>0.004887585532747</text:p>
          </table:table-cell>
          <table:table-cell table:formula="of:=[.B15]*5/1023" office:value-type="float" office:value="0.478983382209189" calcext:value-type="float">
            <text:p>0.478983382209189</text:p>
          </table:table-cell>
          <table:table-cell table:formula="of:=[.C15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([.A16]-[.B16])*5/1023" office:value-type="float" office:value="0.00488758553274682" calcext:value-type="float">
            <text:p>0.004887585532747</text:p>
          </table:table-cell>
          <table:table-cell table:formula="of:=[.B16]*5/1023" office:value-type="float" office:value="0.513196480938416" calcext:value-type="float">
            <text:p>0.513196480938416</text:p>
          </table:table-cell>
          <table:table-cell table:formula="of:=[.C16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([.A17]-[.B17])*5/1023" office:value-type="float" office:value="0" calcext:value-type="float">
            <text:p>0</text:p>
          </table:table-cell>
          <table:table-cell table:formula="of:=[.B17]*5/1023" office:value-type="float" office:value="0.547409579667644" calcext:value-type="float">
            <text:p>0.547409579667644</text:p>
          </table:table-cell>
          <table:table-cell table:formula="of:=[.C17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formula="of:=([.A18]-[.B18])*5/1023" office:value-type="float" office:value="0" calcext:value-type="float">
            <text:p>0</text:p>
          </table:table-cell>
          <table:table-cell table:formula="of:=[.B18]*5/1023" office:value-type="float" office:value="0.571847507331378" calcext:value-type="float">
            <text:p>0.571847507331378</text:p>
          </table:table-cell>
          <table:table-cell table:formula="of:=[.C18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formula="of:=([.A19]-[.B19])*5/1023" office:value-type="float" office:value="0.00488758553274682" calcext:value-type="float">
            <text:p>0.004887585532747</text:p>
          </table:table-cell>
          <table:table-cell table:formula="of:=[.B19]*5/1023" office:value-type="float" office:value="0.601173020527859" calcext:value-type="float">
            <text:p>0.601173020527859</text:p>
          </table:table-cell>
          <table:table-cell table:formula="of:=[.C19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formula="of:=([.A20]-[.B20])*5/1023" office:value-type="float" office:value="-0.00488758553274682" calcext:value-type="float">
            <text:p>-0.004887585532747</text:p>
          </table:table-cell>
          <table:table-cell table:formula="of:=[.B20]*5/1023" office:value-type="float" office:value="0.635386119257087" calcext:value-type="float">
            <text:p>0.635386119257087</text:p>
          </table:table-cell>
          <table:table-cell table:formula="of:=[.C20]/220" office:value-type="float" office:value="-0.0000222162978761219" calcext:value-type="float">
            <text:p>-2.22162978761219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formula="of:=([.A21]-[.B21])*5/1023" office:value-type="float" office:value="0.00488758553274682" calcext:value-type="float">
            <text:p>0.004887585532747</text:p>
          </table:table-cell>
          <table:table-cell table:formula="of:=[.B21]*5/1023" office:value-type="float" office:value="0.654936461388074" calcext:value-type="float">
            <text:p>0.654936461388074</text:p>
          </table:table-cell>
          <table:table-cell table:formula="of:=[.C21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formula="of:=([.A22]-[.B22])*5/1023" office:value-type="float" office:value="0.00488758553274682" calcext:value-type="float">
            <text:p>0.004887585532747</text:p>
          </table:table-cell>
          <table:table-cell table:formula="of:=[.B22]*5/1023" office:value-type="float" office:value="0.684261974584555" calcext:value-type="float">
            <text:p>0.684261974584555</text:p>
          </table:table-cell>
          <table:table-cell table:formula="of:=[.C22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formula="of:=([.A23]-[.B23])*5/1023" office:value-type="float" office:value="0" calcext:value-type="float">
            <text:p>0</text:p>
          </table:table-cell>
          <table:table-cell table:formula="of:=[.B23]*5/1023" office:value-type="float" office:value="0.410557184750733" calcext:value-type="float">
            <text:p>0.410557184750733</text:p>
          </table:table-cell>
          <table:table-cell table:formula="of:=[.C23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formula="of:=([.A24]-[.B24])*5/1023" office:value-type="float" office:value="-0.00488758553274682" calcext:value-type="float">
            <text:p>-0.004887585532747</text:p>
          </table:table-cell>
          <table:table-cell table:formula="of:=[.B24]*5/1023" office:value-type="float" office:value="0.488758553274682" calcext:value-type="float">
            <text:p>0.488758553274682</text:p>
          </table:table-cell>
          <table:table-cell table:formula="of:=[.C24]/220" office:value-type="float" office:value="-0.0000222162978761219" calcext:value-type="float">
            <text:p>-2.22162978761219E-05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formula="of:=([.A25]-[.B25])*5/1023" office:value-type="float" office:value="0" calcext:value-type="float">
            <text:p>0</text:p>
          </table:table-cell>
          <table:table-cell table:formula="of:=[.B25]*5/1023" office:value-type="float" office:value="0.566959921798632" calcext:value-type="float">
            <text:p>0.566959921798632</text:p>
          </table:table-cell>
          <table:table-cell table:formula="of:=[.C25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table:formula="of:=([.A26]-[.B26])*5/1023" office:value-type="float" office:value="0" calcext:value-type="float">
            <text:p>0</text:p>
          </table:table-cell>
          <table:table-cell table:formula="of:=[.B26]*5/1023" office:value-type="float" office:value="0.645161290322581" calcext:value-type="float">
            <text:p>0.645161290322581</text:p>
          </table:table-cell>
          <table:table-cell table:formula="of:=[.C26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table:formula="of:=([.A27]-[.B27])*5/1023" office:value-type="float" office:value="0" calcext:value-type="float">
            <text:p>0</text:p>
          </table:table-cell>
          <table:table-cell table:formula="of:=[.B27]*5/1023" office:value-type="float" office:value="0.713587487781036" calcext:value-type="float">
            <text:p>0.713587487781036</text:p>
          </table:table-cell>
          <table:table-cell table:formula="of:=[.C27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table:formula="of:=([.A28]-[.B28])*5/1023" office:value-type="float" office:value="0" calcext:value-type="float">
            <text:p>0</text:p>
          </table:table-cell>
          <table:table-cell table:formula="of:=[.B28]*5/1023" office:value-type="float" office:value="0.786901270772238" calcext:value-type="float">
            <text:p>0.786901270772238</text:p>
          </table:table-cell>
          <table:table-cell table:formula="of:=[.C28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formula="of:=([.A29]-[.B29])*5/1023" office:value-type="float" office:value="-0.00977517106549365" calcext:value-type="float">
            <text:p>-0.009775171065494</text:p>
          </table:table-cell>
          <table:table-cell table:formula="of:=[.B29]*5/1023" office:value-type="float" office:value="0.865102639296188" calcext:value-type="float">
            <text:p>0.865102639296188</text:p>
          </table:table-cell>
          <table:table-cell table:formula="of:=[.C29]/220" office:value-type="float" office:value="-0.0000444325957522438" calcext:value-type="float">
            <text:p>-4.44325957522438E-05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table:formula="of:=([.A30]-[.B30])*5/1023" office:value-type="float" office:value="0" calcext:value-type="float">
            <text:p>0</text:p>
          </table:table-cell>
          <table:table-cell table:formula="of:=[.B30]*5/1023" office:value-type="float" office:value="0.923753665689149" calcext:value-type="float">
            <text:p>0.923753665689149</text:p>
          </table:table-cell>
          <table:table-cell table:formula="of:=[.C30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table:formula="of:=([.A31]-[.B31])*5/1023" office:value-type="float" office:value="0" calcext:value-type="float">
            <text:p>0</text:p>
          </table:table-cell>
          <table:table-cell table:formula="of:=[.B31]*5/1023" office:value-type="float" office:value="0.982404692082111" calcext:value-type="float">
            <text:p>0.982404692082111</text:p>
          </table:table-cell>
          <table:table-cell table:formula="of:=[.C31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table:formula="of:=([.A32]-[.B32])*5/1023" office:value-type="float" office:value="0.00488758553274682" calcext:value-type="float">
            <text:p>0.004887585532747</text:p>
          </table:table-cell>
          <table:table-cell table:formula="of:=[.B32]*5/1023" office:value-type="float" office:value="1.04594330400782" calcext:value-type="float">
            <text:p>1.04594330400782</text:p>
          </table:table-cell>
          <table:table-cell table:formula="of:=[.C32]/220" office:value-type="float" office:value="0.0000222162978761219" calcext:value-type="float">
            <text:p>2.22162978761219E-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table:formula="of:=([.A33]-[.B33])*5/1023" office:value-type="float" office:value="0.00977517106549365" calcext:value-type="float">
            <text:p>0.009775171065494</text:p>
          </table:table-cell>
          <table:table-cell table:formula="of:=[.B33]*5/1023" office:value-type="float" office:value="1.10459433040078" calcext:value-type="float">
            <text:p>1.10459433040078</text:p>
          </table:table-cell>
          <table:table-cell table:formula="of:=[.C33]/220" office:value-type="float" office:value="0.0000444325957522438" calcext:value-type="float">
            <text:p>4.44325957522438E-05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table:formula="of:=([.A34]-[.B34])*5/1023" office:value-type="float" office:value="0" calcext:value-type="float">
            <text:p>0</text:p>
          </table:table-cell>
          <table:table-cell table:formula="of:=[.B34]*5/1023" office:value-type="float" office:value="1.16813294232649" calcext:value-type="float">
            <text:p>1.16813294232649</text:p>
          </table:table-cell>
          <table:table-cell table:formula="of:=[.C34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table:formula="of:=([.A35]-[.B35])*5/1023" office:value-type="float" office:value="0" calcext:value-type="float">
            <text:p>0</text:p>
          </table:table-cell>
          <table:table-cell table:formula="of:=[.B35]*5/1023" office:value-type="float" office:value="1.22678396871945" calcext:value-type="float">
            <text:p>1.22678396871945</text:p>
          </table:table-cell>
          <table:table-cell table:formula="of:=[.C35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table:formula="of:=([.A36]-[.B36])*5/1023" office:value-type="float" office:value="0" calcext:value-type="float">
            <text:p>0</text:p>
          </table:table-cell>
          <table:table-cell table:formula="of:=[.B36]*5/1023" office:value-type="float" office:value="1.28054740957967" calcext:value-type="float">
            <text:p>1.28054740957967</text:p>
          </table:table-cell>
          <table:table-cell table:formula="of:=[.C36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table:formula="of:=([.A37]-[.B37])*5/1023" office:value-type="float" office:value="0" calcext:value-type="float">
            <text:p>0</text:p>
          </table:table-cell>
          <table:table-cell table:formula="of:=[.B37]*5/1023" office:value-type="float" office:value="1.33431085043988" calcext:value-type="float">
            <text:p>1.33431085043988</text:p>
          </table:table-cell>
          <table:table-cell table:formula="of:=[.C37]/22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table:formula="of:=([.A38]-[.B38])*5/1023" office:value-type="float" office:value="0" calcext:value-type="float">
            <text:p>0</text:p>
          </table:table-cell>
          <table:table-cell table:formula="of:=[.B38]*5/1023" office:value-type="float" office:value="1.3880742913001" calcext:value-type="float">
            <text:p>1.3880742913001</text:p>
          </table:table-cell>
          <table:table-cell table:formula="of:=[.C38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formula="of:=([.A39]-[.B39])*5/1023" office:value-type="float" office:value="-0.00488758553274682" calcext:value-type="float">
            <text:p>-0.004887585532747</text:p>
          </table:table-cell>
          <table:table-cell table:formula="of:=[.B39]*5/1023" office:value-type="float" office:value="1.43695014662757" calcext:value-type="float">
            <text:p>1.43695014662757</text:p>
          </table:table-cell>
          <table:table-cell table:formula="of:=[.C39]/220" office:value-type="float" office:value="-0.0000222162978761219" calcext:value-type="float">
            <text:p>-2.22162978761219E-05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table:formula="of:=([.A40]-[.B40])*5/1023" office:value-type="float" office:value="0" calcext:value-type="float">
            <text:p>0</text:p>
          </table:table-cell>
          <table:table-cell table:formula="of:=[.B40]*5/1023" office:value-type="float" office:value="1.48093841642229" calcext:value-type="float">
            <text:p>1.48093841642229</text:p>
          </table:table-cell>
          <table:table-cell table:formula="of:=[.C40]/2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table:formula="of:=([.A41]-[.B41])*5/1023" office:value-type="float" office:value="0.0146627565982405" calcext:value-type="float">
            <text:p>0.014662756598241</text:p>
          </table:table-cell>
          <table:table-cell table:formula="of:=[.B41]*5/1023" office:value-type="float" office:value="1.51515151515152" calcext:value-type="float">
            <text:p>1.51515151515152</text:p>
          </table:table-cell>
          <table:table-cell table:formula="of:=[.C41]/220" office:value-type="float" office:value="0.0000666488936283658" calcext:value-type="float">
            <text:p>6.66488936283658E-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6" calcext:value-type="float">
            <text:p>316</text:p>
          </table:table-cell>
          <table:table-cell table:formula="of:=([.A42]-[.B42])*5/1023" office:value-type="float" office:value="0.0293255131964809" calcext:value-type="float">
            <text:p>0.029325513196481</text:p>
          </table:table-cell>
          <table:table-cell table:formula="of:=[.B42]*5/1023" office:value-type="float" office:value="1.544477028348" calcext:value-type="float">
            <text:p>1.544477028348</text:p>
          </table:table-cell>
          <table:table-cell table:formula="of:=[.C42]/220" office:value-type="float" office:value="0.000133297787256732" calcext:value-type="float">
            <text:p>0.00013329778725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1" calcext:value-type="float">
            <text:p>321</text:p>
          </table:table-cell>
          <table:table-cell table:formula="of:=([.A43]-[.B43])*5/1023" office:value-type="float" office:value="0.0537634408602151" calcext:value-type="float">
            <text:p>0.053763440860215</text:p>
          </table:table-cell>
          <table:table-cell table:formula="of:=[.B43]*5/1023" office:value-type="float" office:value="1.56891495601173" calcext:value-type="float">
            <text:p>1.56891495601173</text:p>
          </table:table-cell>
          <table:table-cell table:formula="of:=[.C43]/220" office:value-type="float" office:value="0.000244379276637341" calcext:value-type="float">
            <text:p>0.0002443792766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5" calcext:value-type="float">
            <text:p>325</text:p>
          </table:table-cell>
          <table:table-cell table:formula="of:=([.A44]-[.B44])*5/1023" office:value-type="float" office:value="0.0635386119257087" calcext:value-type="float">
            <text:p>0.063538611925709</text:p>
          </table:table-cell>
          <table:table-cell table:formula="of:=[.B44]*5/1023" office:value-type="float" office:value="1.58846529814272" calcext:value-type="float">
            <text:p>1.58846529814272</text:p>
          </table:table-cell>
          <table:table-cell table:formula="of:=[.C44]/220" office:value-type="float" office:value="0.000288811872389585" calcext:value-type="float">
            <text:p>0.000288811872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28" calcext:value-type="float">
            <text:p>328</text:p>
          </table:table-cell>
          <table:table-cell table:formula="of:=([.A45]-[.B45])*5/1023" office:value-type="float" office:value="0.0928641251221896" calcext:value-type="float">
            <text:p>0.09286412512219</text:p>
          </table:table-cell>
          <table:table-cell table:formula="of:=[.B45]*5/1023" office:value-type="float" office:value="1.60312805474096" calcext:value-type="float">
            <text:p>1.60312805474096</text:p>
          </table:table-cell>
          <table:table-cell table:formula="of:=[.C45]/220" office:value-type="float" office:value="0.000422109659646317" calcext:value-type="float">
            <text:p>0.00042210965964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30" calcext:value-type="float">
            <text:p>330</text:p>
          </table:table-cell>
          <table:table-cell table:formula="of:=([.A46]-[.B46])*5/1023" office:value-type="float" office:value="0.127077223851417" calcext:value-type="float">
            <text:p>0.127077223851417</text:p>
          </table:table-cell>
          <table:table-cell table:formula="of:=[.B46]*5/1023" office:value-type="float" office:value="1.61290322580645" calcext:value-type="float">
            <text:p>1.61290322580645</text:p>
          </table:table-cell>
          <table:table-cell table:formula="of:=[.C46]/220" office:value-type="float" office:value="0.00057762374477917" calcext:value-type="float">
            <text:p>0.00057762374477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32" calcext:value-type="float">
            <text:p>332</text:p>
          </table:table-cell>
          <table:table-cell table:formula="of:=([.A47]-[.B47])*5/1023" office:value-type="float" office:value="0.151515151515152" calcext:value-type="float">
            <text:p>0.151515151515152</text:p>
          </table:table-cell>
          <table:table-cell table:formula="of:=[.B47]*5/1023" office:value-type="float" office:value="1.62267839687195" calcext:value-type="float">
            <text:p>1.62267839687195</text:p>
          </table:table-cell>
          <table:table-cell table:formula="of:=[.C47]/220" office:value-type="float" office:value="0.00068870523415978" calcext:value-type="float">
            <text:p>0.0006887052341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35" calcext:value-type="float">
            <text:p>335</text:p>
          </table:table-cell>
          <table:table-cell table:formula="of:=([.A48]-[.B48])*5/1023" office:value-type="float" office:value="0.166177908113392" calcext:value-type="float">
            <text:p>0.166177908113392</text:p>
          </table:table-cell>
          <table:table-cell table:formula="of:=[.B48]*5/1023" office:value-type="float" office:value="1.63734115347019" calcext:value-type="float">
            <text:p>1.63734115347019</text:p>
          </table:table-cell>
          <table:table-cell table:formula="of:=[.C48]/220" office:value-type="float" office:value="0.000755354127788145" calcext:value-type="float">
            <text:p>0.0007553541277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36" calcext:value-type="float">
            <text:p>336</text:p>
          </table:table-cell>
          <table:table-cell table:formula="of:=([.A49]-[.B49])*5/1023" office:value-type="float" office:value="0.195503421309873" calcext:value-type="float">
            <text:p>0.195503421309873</text:p>
          </table:table-cell>
          <table:table-cell table:formula="of:=[.B49]*5/1023" office:value-type="float" office:value="1.64222873900293" calcext:value-type="float">
            <text:p>1.64222873900293</text:p>
          </table:table-cell>
          <table:table-cell table:formula="of:=[.C49]/220" office:value-type="float" office:value="0.000888651915044877" calcext:value-type="float">
            <text:p>0.0008886519150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37" calcext:value-type="float">
            <text:p>337</text:p>
          </table:table-cell>
          <table:table-cell table:formula="of:=([.A50]-[.B50])*5/1023" office:value-type="float" office:value="0.219941348973607" calcext:value-type="float">
            <text:p>0.219941348973607</text:p>
          </table:table-cell>
          <table:table-cell table:formula="of:=[.B50]*5/1023" office:value-type="float" office:value="1.64711632453568" calcext:value-type="float">
            <text:p>1.64711632453568</text:p>
          </table:table-cell>
          <table:table-cell table:formula="of:=[.C50]/220" office:value-type="float" office:value="0.000999733404425487" calcext:value-type="float">
            <text:p>0.0009997334044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39" calcext:value-type="float">
            <text:p>339</text:p>
          </table:table-cell>
          <table:table-cell table:formula="of:=([.A51]-[.B51])*5/1023" office:value-type="float" office:value="0.244379276637341" calcext:value-type="float">
            <text:p>0.244379276637341</text:p>
          </table:table-cell>
          <table:table-cell table:formula="of:=[.B51]*5/1023" office:value-type="float" office:value="1.65689149560117" calcext:value-type="float">
            <text:p>1.65689149560117</text:p>
          </table:table-cell>
          <table:table-cell table:formula="of:=[.C51]/220" office:value-type="float" office:value="0.0011108148938061" calcext:value-type="float">
            <text:p>0.0011108148938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40" calcext:value-type="float">
            <text:p>340</text:p>
          </table:table-cell>
          <table:table-cell table:formula="of:=([.A52]-[.B52])*5/1023" office:value-type="float" office:value="0.268817204301075" calcext:value-type="float">
            <text:p>0.268817204301075</text:p>
          </table:table-cell>
          <table:table-cell table:formula="of:=[.B52]*5/1023" office:value-type="float" office:value="1.66177908113392" calcext:value-type="float">
            <text:p>1.66177908113392</text:p>
          </table:table-cell>
          <table:table-cell table:formula="of:=[.C52]/220" office:value-type="float" office:value="0.00122189638318671" calcext:value-type="float">
            <text:p>0.00122189638318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40" calcext:value-type="float">
            <text:p>340</text:p>
          </table:table-cell>
          <table:table-cell table:formula="of:=([.A53]-[.B53])*5/1023" office:value-type="float" office:value="0.298142717497556" calcext:value-type="float">
            <text:p>0.298142717497556</text:p>
          </table:table-cell>
          <table:table-cell table:formula="of:=[.B53]*5/1023" office:value-type="float" office:value="1.66177908113392" calcext:value-type="float">
            <text:p>1.66177908113392</text:p>
          </table:table-cell>
          <table:table-cell table:formula="of:=[.C53]/220" office:value-type="float" office:value="0.00135519417044344" calcext:value-type="float">
            <text:p>0.00135519417044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41" calcext:value-type="float">
            <text:p>341</text:p>
          </table:table-cell>
          <table:table-cell table:formula="of:=([.A54]-[.B54])*5/1023" office:value-type="float" office:value="0.327468230694037" calcext:value-type="float">
            <text:p>0.327468230694037</text:p>
          </table:table-cell>
          <table:table-cell table:formula="of:=[.B54]*5/1023" office:value-type="float" office:value="1.66666666666667" calcext:value-type="float">
            <text:p>1.66666666666667</text:p>
          </table:table-cell>
          <table:table-cell table:formula="of:=[.C54]/220" office:value-type="float" office:value="0.00148849195770017" calcext:value-type="float">
            <text:p>0.001488491957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42" calcext:value-type="float">
            <text:p>342</text:p>
          </table:table-cell>
          <table:table-cell table:formula="of:=([.A55]-[.B55])*5/1023" office:value-type="float" office:value="0.351906158357771" calcext:value-type="float">
            <text:p>0.351906158357771</text:p>
          </table:table-cell>
          <table:table-cell table:formula="of:=[.B55]*5/1023" office:value-type="float" office:value="1.67155425219941" calcext:value-type="float">
            <text:p>1.67155425219941</text:p>
          </table:table-cell>
          <table:table-cell table:formula="of:=[.C55]/220" office:value-type="float" office:value="0.00159957344708078" calcext:value-type="float">
            <text:p>0.00159957344708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43" calcext:value-type="float">
            <text:p>343</text:p>
          </table:table-cell>
          <table:table-cell table:formula="of:=([.A56]-[.B56])*5/1023" office:value-type="float" office:value="0.371456500488759" calcext:value-type="float">
            <text:p>0.371456500488759</text:p>
          </table:table-cell>
          <table:table-cell table:formula="of:=[.B56]*5/1023" office:value-type="float" office:value="1.67644183773216" calcext:value-type="float">
            <text:p>1.67644183773216</text:p>
          </table:table-cell>
          <table:table-cell table:formula="of:=[.C56]/220" office:value-type="float" office:value="0.00168843863858527" calcext:value-type="float">
            <text:p>0.00168843863858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44" calcext:value-type="float">
            <text:p>344</text:p>
          </table:table-cell>
          <table:table-cell table:formula="of:=([.A57]-[.B57])*5/1023" office:value-type="float" office:value="0.391006842619746" calcext:value-type="float">
            <text:p>0.391006842619746</text:p>
          </table:table-cell>
          <table:table-cell table:formula="of:=[.B57]*5/1023" office:value-type="float" office:value="1.68132942326491" calcext:value-type="float">
            <text:p>1.68132942326491</text:p>
          </table:table-cell>
          <table:table-cell table:formula="of:=[.C57]/220" office:value-type="float" office:value="0.00177730383008975" calcext:value-type="float">
            <text:p>0.0017773038300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45" calcext:value-type="float">
            <text:p>345</text:p>
          </table:table-cell>
          <table:table-cell table:formula="of:=([.A58]-[.B58])*5/1023" office:value-type="float" office:value="0.41544477028348" calcext:value-type="float">
            <text:p>0.41544477028348</text:p>
          </table:table-cell>
          <table:table-cell table:formula="of:=[.B58]*5/1023" office:value-type="float" office:value="1.68621700879765" calcext:value-type="float">
            <text:p>1.68621700879765</text:p>
          </table:table-cell>
          <table:table-cell table:formula="of:=[.C58]/220" office:value-type="float" office:value="0.00188838531947036" calcext:value-type="float">
            <text:p>0.00188838531947</text:p>
          </table:table-cell>
        </table:table-row>
        <table:table-row table:style-name="ro1">
          <table:table-cell table:number-columns-repeated="2"/>
          <table:table-cell table:formula="of:=([.A59]-[.B59])*5/1023" office:value-type="float" office:value="0" calcext:value-type="float">
            <text:p>0</text:p>
          </table:table-cell>
          <table:table-cell table:formula="of:=[.B59]*5/1023" office:value-type="float" office:value="0" calcext:value-type="float">
            <text:p>0</text:p>
          </table:table-cell>
          <table:table-cell table:formula="of:=[.C59]/22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([.A60]-[.B60])*5/1023" office:value-type="float" office:value="0" calcext:value-type="float">
            <text:p>0</text:p>
          </table:table-cell>
          <table:table-cell table:formula="of:=[.B60]*5/1023" office:value-type="float" office:value="0" calcext:value-type="float">
            <text:p>0</text:p>
          </table:table-cell>
          <table:table-cell table:formula="of:=[.C60]/22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([.A61]-[.B61])*5/1023" office:value-type="float" office:value="0" calcext:value-type="float">
            <text:p>0</text:p>
          </table:table-cell>
          <table:table-cell table:formula="of:=[.B61]*5/1023" office:value-type="float" office:value="0" calcext:value-type="float">
            <text:p>0</text:p>
          </table:table-cell>
          <table:table-cell table:formula="of:=[.C61]/22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([.A62]-[.B62])*5/1023" office:value-type="float" office:value="0" calcext:value-type="float">
            <text:p>0</text:p>
          </table:table-cell>
          <table:table-cell table:formula="of:=[.B62]*5/1023" office:value-type="float" office:value="0" calcext:value-type="float">
            <text:p>0</text:p>
          </table:table-cell>
          <table:table-cell table:formula="of:=[.C62]/22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([.A63]-[.B63])*5/1023" office:value-type="float" office:value="0" calcext:value-type="float">
            <text:p>0</text:p>
          </table:table-cell>
          <table:table-cell table:formula="of:=[.B63]*5/1023" office:value-type="float" office:value="0" calcext:value-type="float">
            <text:p>0</text:p>
          </table:table-cell>
          <table:table-cell table:formula="of:=[.C63]/22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([.A64]-[.B64])*5/1023" office:value-type="float" office:value="0" calcext:value-type="float">
            <text:p>0</text:p>
          </table:table-cell>
          <table:table-cell table:formula="of:=[.B64]*5/1023" office:value-type="float" office:value="0" calcext:value-type="float">
            <text:p>0</text:p>
          </table:table-cell>
          <table:table-cell table:formula="of:=[.C64]/22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([.A65]-[.B65])*5/1023" office:value-type="float" office:value="0" calcext:value-type="float">
            <text:p>0</text:p>
          </table:table-cell>
          <table:table-cell table:formula="of:=[.B65]*5/1023" office:value-type="float" office:value="0" calcext:value-type="float">
            <text:p>0</text:p>
          </table:table-cell>
          <table:table-cell table:formula="of:=[.C65]/22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([.A66]-[.B66])*5/1023" office:value-type="float" office:value="0" calcext:value-type="float">
            <text:p>0</text:p>
          </table:table-cell>
          <table:table-cell table:formula="of:=[.B66]*5/1023" office:value-type="float" office:value="0" calcext:value-type="float">
            <text:p>0</text:p>
          </table:table-cell>
          <table:table-cell table:formula="of:=[.C66]/22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([.A67]-[.B67])*5/1023" office:value-type="float" office:value="0" calcext:value-type="float">
            <text:p>0</text:p>
          </table:table-cell>
          <table:table-cell table:formula="of:=[.B67]*5/1023" office:value-type="float" office:value="0" calcext:value-type="float">
            <text:p>0</text:p>
          </table:table-cell>
          <table:table-cell table:formula="of:=[.C67]/22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3:36:50.058959007</meta:creation-date>
    <dc:date>2020-04-03T15:28:58.133218966</dc:date>
    <meta:editing-duration>PT6S</meta:editing-duration>
    <meta:editing-cycles>1</meta:editing-cycles>
    <meta:document-statistic meta:table-count="1" meta:cell-count="31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86cm" svg:height="13.34cm" xlink:href=".." xlink:type="simple" chart:class="chart:scatter" chart:style-name="ch1">
        <chart:legend chart:legend-position="end" svg:x="18.725cm" svg:y="6.371cm" style:legend-expansion="high" chart:style-name="ch2"/>
        <chart:plot-area chart:style-name="ch3" table:cell-range-address="Sheet1.D1:Sheet1.E52" chart:data-source-has-labels="row" svg:x="0.391cm" svg:y="0.266cm" svg:width="17.943cm" svg:height="12.808cm">
          <chartooo:coordinate-region svg:x="1.78cm" svg:y="0.465cm" svg:width="16.314cm" svg:height="12.4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E2:Sheet1.E52" chart:label-cell-address="Sheet1.E1:Sheet1.E1" chart:class="chart:scatter">
            <chart:domain table:cell-range-address="Sheet1.D2:Sheet1.D52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I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52</svg:desc>
                </draw:g>
              </table:table-cell>
              <table:table-cell office:value-type="float" office:value="0">
                <text:p>0</text:p>
                <draw:g>
                  <svg:desc>Sheet1.E2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6627565982405">
                <text:p>0.0146627565982405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6510263929619">
                <text:p>0.0586510263929619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639296187683">
                <text:p>0.10263929618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0615835777126">
                <text:p>0.190615835777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4604105571848">
                <text:p>0.23460410557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8817204301075">
                <text:p>0.268817204301075</text:p>
              </table:table-cell>
              <table:table-cell office:value-type="float" office:value="0.0000444325957522438">
                <text:p>0.0000444325957522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.0000444325957522438">
                <text:p>0.0000444325957522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6344086021505">
                <text:p>0.376344086021505</text:p>
              </table:table-cell>
              <table:table-cell office:value-type="float" office:value="0.0000444325957522438">
                <text:p>0.0000444325957522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0557184750733">
                <text:p>0.410557184750733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9657869012708">
                <text:p>0.449657869012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8983382209189">
                <text:p>0.478983382209189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3196480938416">
                <text:p>0.513196480938416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7409579667644">
                <text:p>0.54740957966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1847507331378">
                <text:p>0.57184750733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1173020527859">
                <text:p>0.601173020527859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-0.0000222162978761219">
                <text:p>-0.0000222162978761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4936461388074">
                <text:p>0.654936461388074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10557184750733">
                <text:p>0.410557184750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-0.0000222162978761219">
                <text:p>-0.0000222162978761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6959921798632">
                <text:p>0.56695992179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13587487781036">
                <text:p>0.71358748778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6901270772238">
                <text:p>0.78690127077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65102639296188">
                <text:p>0.865102639296188</text:p>
              </table:table-cell>
              <table:table-cell office:value-type="float" office:value="-0.0000444325957522438">
                <text:p>-0.0000444325957522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3753665689149">
                <text:p>0.923753665689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2404692082111">
                <text:p>0.98240469208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4594330400782">
                <text:p>1.04594330400782</text:p>
              </table:table-cell>
              <table:table-cell office:value-type="float" office:value="0.0000222162978761219">
                <text:p>0.00002221629787612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0459433040078">
                <text:p>1.10459433040078</text:p>
              </table:table-cell>
              <table:table-cell office:value-type="float" office:value="0.0000444325957522438">
                <text:p>0.0000444325957522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6813294232649">
                <text:p>1.16813294232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2678396871945">
                <text:p>1.2267839687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054740957967">
                <text:p>1.28054740957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3431085043988">
                <text:p>1.334310850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880742913001">
                <text:p>1.388074291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3695014662757">
                <text:p>1.43695014662757</text:p>
              </table:table-cell>
              <table:table-cell office:value-type="float" office:value="-0.0000222162978761219">
                <text:p>-0.0000222162978761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8093841642229">
                <text:p>1.4809384164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.0000666488936283658">
                <text:p>0.0000666488936283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44477028348">
                <text:p>1.544477028348</text:p>
              </table:table-cell>
              <table:table-cell office:value-type="float" office:value="0.000133297787256732">
                <text:p>0.0001332977872567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6891495601173">
                <text:p>1.56891495601173</text:p>
              </table:table-cell>
              <table:table-cell office:value-type="float" office:value="0.000244379276637341">
                <text:p>0.0002443792766373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8846529814272">
                <text:p>1.58846529814272</text:p>
              </table:table-cell>
              <table:table-cell office:value-type="float" office:value="0.000288811872389585">
                <text:p>0.000288811872389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0312805474096">
                <text:p>1.60312805474096</text:p>
              </table:table-cell>
              <table:table-cell office:value-type="float" office:value="0.000422109659646317">
                <text:p>0.000422109659646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00057762374477917">
                <text:p>0.000577623744779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2267839687195">
                <text:p>1.62267839687195</text:p>
              </table:table-cell>
              <table:table-cell office:value-type="float" office:value="0.00068870523415978">
                <text:p>0.00068870523415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3734115347019">
                <text:p>1.63734115347019</text:p>
              </table:table-cell>
              <table:table-cell office:value-type="float" office:value="0.000755354127788145">
                <text:p>0.000755354127788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222873900293">
                <text:p>1.64222873900293</text:p>
              </table:table-cell>
              <table:table-cell office:value-type="float" office:value="0.000888651915044877">
                <text:p>0.0008886519150448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4711632453568">
                <text:p>1.64711632453568</text:p>
              </table:table-cell>
              <table:table-cell office:value-type="float" office:value="0.000999733404425487">
                <text:p>0.0009997334044254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5689149560117">
                <text:p>1.65689149560117</text:p>
              </table:table-cell>
              <table:table-cell office:value-type="float" office:value="0.0011108148938061">
                <text:p>0.00111081489380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0.00122189638318671">
                <text:p>0.00122189638318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